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Excep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Exception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Exception.SAX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Exception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XException.SAX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Exception.SAXException( String messa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Exception.SAX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